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6008in" svg:height="5.8272in" svg:x="3.4906in" svg:y="0.0524in">
            <draw:object draw:notify-on-update-of-ranges="Sheet1.B2:Sheet1.B2 Sheet1.B3:Sheet1.B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string">
            <text:p>Time (secs)</text:p>
          </table:table-cell>
          <table:table-cell office:value-type="string">
            <text:p>Temp (deg C)</text:p>
          </table:table-cell>
          <table:table-cell office:value-type="string">
            <text:p>Slope (degC/sec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table:formula="of:=[.A3]+30" office:value-type="float" office:value="30">
            <text:p>30</text:p>
          </table:table-cell>
          <table:table-cell office:value-type="float" office:value="64">
            <text:p>64</text:p>
          </table:table-cell>
          <table:table-cell table:formula="of:=([.B4]-[.B3])/30" office:value-type="float" office:value="0.233333333333333">
            <text:p>0.2333333333</text:p>
          </table:table-cell>
        </table:table-row>
        <table:table-row table:style-name="ro1">
          <table:table-cell table:formula="of:=[.A4]+30" office:value-type="float" office:value="60">
            <text:p>60</text:p>
          </table:table-cell>
          <table:table-cell office:value-type="float" office:value="91">
            <text:p>91</text:p>
          </table:table-cell>
          <table:table-cell table:formula="of:=([.B5]-[.B4])/30" office:value-type="float" office:value="0.9">
            <text:p>0.9</text:p>
          </table:table-cell>
        </table:table-row>
        <table:table-row table:style-name="ro1">
          <table:table-cell table:formula="of:=[.A5]+30" office:value-type="float" office:value="90">
            <text:p>90</text:p>
          </table:table-cell>
          <table:table-cell office:value-type="float" office:value="129">
            <text:p>129</text:p>
          </table:table-cell>
          <table:table-cell table:formula="of:=([.B6]-[.B5])/30" office:value-type="float" office:value="1.26666666666667">
            <text:p>1.2666666667</text:p>
          </table:table-cell>
        </table:table-row>
        <table:table-row table:style-name="ro1">
          <table:table-cell table:formula="of:=[.A6]+30" office:value-type="float" office:value="120">
            <text:p>120</text:p>
          </table:table-cell>
          <table:table-cell office:value-type="float" office:value="159">
            <text:p>159</text:p>
          </table:table-cell>
          <table:table-cell table:formula="of:=([.B7]-[.B6])/30" office:value-type="float" office:value="1">
            <text:p>1</text:p>
          </table:table-cell>
        </table:table-row>
        <table:table-row table:style-name="ro1">
          <table:table-cell table:formula="of:=[.A7]+30" office:value-type="float" office:value="150">
            <text:p>150</text:p>
          </table:table-cell>
          <table:table-cell office:value-type="float" office:value="178">
            <text:p>178</text:p>
          </table:table-cell>
          <table:table-cell table:formula="of:=([.B8]-[.B7])/30" office:value-type="float" office:value="0.633333333333333">
            <text:p>0.6333333333</text:p>
          </table:table-cell>
        </table:table-row>
        <table:table-row table:style-name="ro1">
          <table:table-cell table:formula="of:=[.A8]+30" office:value-type="float" office:value="180">
            <text:p>180</text:p>
          </table:table-cell>
          <table:table-cell office:value-type="float" office:value="192">
            <text:p>192</text:p>
          </table:table-cell>
          <table:table-cell table:formula="of:=([.B9]-[.B8])/30" office:value-type="float" office:value="0.466666666666667">
            <text:p>0.4666666667</text:p>
          </table:table-cell>
        </table:table-row>
        <table:table-row table:style-name="ro1">
          <table:table-cell table:formula="of:=[.A9]+30" office:value-type="float" office:value="210">
            <text:p>210</text:p>
          </table:table-cell>
          <table:table-cell office:value-type="float" office:value="203">
            <text:p>203</text:p>
          </table:table-cell>
          <table:table-cell table:formula="of:=([.B10]-[.B9])/30" office:value-type="float" office:value="0.366666666666667">
            <text:p>0.3666666667</text:p>
          </table:table-cell>
        </table:table-row>
        <table:table-row table:style-name="ro1">
          <table:table-cell table:formula="of:=[.A10]+30" office:value-type="float" office:value="240">
            <text:p>240</text:p>
          </table:table-cell>
          <table:table-cell office:value-type="float" office:value="212">
            <text:p>212</text:p>
          </table:table-cell>
          <table:table-cell table:formula="of:=([.B11]-[.B10])/30" office:value-type="float" office:value="0.3">
            <text:p>0.3</text:p>
          </table:table-cell>
        </table:table-row>
        <table:table-row table:style-name="ro1">
          <table:table-cell table:formula="of:=[.A11]+30" office:value-type="float" office:value="270">
            <text:p>270</text:p>
          </table:table-cell>
          <table:table-cell office:value-type="float" office:value="212">
            <text:p>212</text:p>
          </table:table-cell>
          <table:table-cell table:formula="of:=([.B12]-[.B11])/30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0T19:29:58.88</meta:creation-date>
    <dc:date>2016-07-30T20:56:03.05</dc:date>
    <meta:editing-duration>PT1H10M53S</meta:editing-duration>
    <meta:editing-cycles>1</meta:editing-cycles>
    <meta:document-statistic meta:table-count="1" meta:cell-count="32" meta:object-count="1"/>
    <meta:generator>LibreOffice/4.0.1.2$Windows_x86 LibreOffice_project/84102822e3d61eb989ddd325abf1ac07790498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847cm" svg:height="14.802cm" xlink:href=".." xlink:type="simple" chart:class="chart:line" chart:style-name="ch1">
        <chart:legend chart:legend-position="end" svg:x="18.439cm" svg:y="7.089cm" style:legend-expansion="high" chart:style-name="ch2"/>
        <chart:plot-area chart:style-name="ch3" table:cell-range-address="Sheet1.B2:Sheet1.B12" chart:data-source-has-labels="row" svg:x="0.886cm" svg:y="1.319cm" svg:width="16.681cm" svg:height="12.767cm">
          <chartooo:coordinate-region svg:x="1.693cm" svg:y="1.531cm" svg:width="15.687cm" svg:height="11.8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12" chart:label-cell-address="Sheet1.B2:Sheet1.B2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 (deg C)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">
                <text:p>57</text:p>
                <draw:g>
                  <svg:desc>Sheet1.B3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2">
                <text:p>2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